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6E0000002F5275745424BED3D6.png" manifest:media-type="image/png"/>
  <manifest:file-entry manifest:full-path="Pictures/100002010000000A0000005E43215DE03DE74AD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81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81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82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82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8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8cm" fo:min-width="0.1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_20_with_20_no_20_fill_20_and_20_no_20_line">
      <style:graphic-properties draw:stroke="none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f2ffe5" draw:textarea-horizontal-align="center" draw:textarea-vertical-align="middle" draw:shadow="hidden" draw:shadow-offset-x="0.3cm" draw:shadow-offset-y="0.3cm" draw:shadow-color="#808080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32cm" svg:y1="15.204cm" svg:x2="9.549cm" svg:y2="15.356cm">
              <text:p/>
            </draw:line>
            <draw:line draw:style-name="gr2" draw:text-style-name="P1" draw:layer="layout" svg:x1="9.356cm" svg:y1="15.39cm" svg:x2="9.517cm" svg:y2="15.168cm">
              <text:p/>
            </draw:line>
          </draw:g>
          <draw:g>
            <draw:line draw:style-name="gr3" draw:text-style-name="P1" draw:layer="layout" svg:x1="10.248cm" svg:y1="15.034cm" svg:x2="10.479cm" svg:y2="15.198cm">
              <text:p/>
            </draw:line>
            <draw:line draw:style-name="gr4" draw:text-style-name="P1" draw:layer="layout" svg:x1="10.283cm" svg:y1="15.23cm" svg:x2="10.445cm" svg:y2="14.999cm">
              <text:p/>
            </draw:line>
          </draw:g>
          <draw:frame draw:style-name="gr5" draw:text-style-name="P3" draw:layer="layout" svg:width="0.221cm" svg:height="0.38cm" svg:x="9.084cm" svg:y="14.86cm">
            <draw:text-box>
              <text:p text:style-name="P2"><text:span text:style-name="T1">A</text:span></text:p>
            </draw:text-box>
          </draw:frame>
          <draw:frame draw:style-name="gr6" draw:text-style-name="P3" draw:layer="layout" svg:width="0.251cm" svg:height="0.38cm" svg:x="10.192cm" svg:y="14.685cm">
            <draw:text-box>
              <text:p text:style-name="P2"><text:span text:style-name="T1">O</text:span></text:p>
            </draw:text-box>
          </draw:frame>
          <draw:line draw:style-name="gr7" draw:text-style-name="P1" draw:layer="layout" svg:x1="9.435cm" svg:y1="15.282cm" svg:x2="11.777cm" svg:y2="14.869cm">
            <text:p/>
          </draw:line>
          <draw:frame draw:style-name="gr8" draw:text-style-name="P4" draw:layer="layout" svg:width="0.084cm" svg:height="0.795cm" draw:transform="rotate (-0.634950781875537) translate (12.21cm 14.186cm)">
            <draw:image xlink:href="Pictures/100002010000000A0000005E43215DE03DE74AD1.png" xlink:type="simple" xlink:show="embed" xlink:actuate="onLoad">
              <text:p/>
            </draw:image>
          </draw:frame>
          <draw:frame draw:style-name="gr8" draw:text-style-name="P4" draw:layer="layout" svg:width="3.098cm" svg:height="0.396cm" draw:transform="rotate (0.174532925199433) translate (9.167cm 15.343cm)">
            <draw:image xlink:href="Pictures/100002010000016E0000002F5275745424BED3D6.png" xlink:type="simple" xlink:show="embed" xlink:actuate="onLoad">
              <text:p/>
            </draw:image>
          </draw:frame>
          <draw:circle draw:style-name="gr9" draw:text-style-name="P5" draw:layer="layout" svg:width="0.089cm" svg:height="0.089cm" svg:x="12.091cm" svg:y="15.079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18" draw:display-name="Dashed (var) 818" draw:style="rect" draw:dots1="1" draw:dots1-length="0.003cm" draw:dots2="1" draw:dots2-length="0.003cm" draw:distance="0.003cm"/>
    <draw:stroke-dash draw:name="Dashed_20__28_var_29__20_819" draw:display-name="Dashed (var) 819" draw:style="rect" draw:dots1="1" draw:dots1-length="0.003cm" draw:dots2="1" draw:dots2-length="0.003cm" draw:distance="0.003cm"/>
    <draw:stroke-dash draw:name="Dashed_20__28_var_29__20_820" draw:display-name="Dashed (var) 820" draw:style="rect" draw:dots1="1" draw:dots1-length="0.003cm" draw:dots2="1" draw:dots2-length="0.003cm" draw:distance="0.003cm"/>
    <draw:stroke-dash draw:name="Dashed_20__28_var_29__20_821" draw:display-name="Dashed (var) 821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18:50.802822443</meta:creation-date>
    <dc:date>2018-04-10T15:19:08.903990101</dc:date>
    <meta:editing-duration>PT18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